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94ed" officeooo:paragraph-rsid="000b94e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94ed" officeooo:paragraph-rsid="000b94ed"/>
    </style:style>
    <style:style style:name="P3" style:family="paragraph" style:parent-style-name="Standard">
      <style:text-properties style:text-underline-style="none" officeooo:rsid="000b94ed" officeooo:paragraph-rsid="000b94ed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b94ed" officeooo:paragraph-rsid="000b94ed"/>
    </style:style>
    <style:style style:name="P5" style:family="paragraph" style:parent-style-name="Standard">
      <style:text-properties style:text-underline-style="none" officeooo:rsid="000d027a" officeooo:paragraph-rsid="000d027a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d027a" officeooo:paragraph-rsid="000d027a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d027a" officeooo:paragraph-rsid="0010cfca"/>
    </style:style>
    <style:style style:name="P8" style:family="paragraph" style:parent-style-name="Standard">
      <style:text-properties style:text-underline-style="none" officeooo:rsid="000d87bd" officeooo:paragraph-rsid="000d87bd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d87bd" officeooo:paragraph-rsid="000d87bd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ee5a1" officeooo:paragraph-rsid="000ee5a1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10cfca" officeooo:paragraph-rsid="0010cfca"/>
    </style:style>
    <style:style style:name="P12" style:family="paragraph" style:parent-style-name="Standard">
      <style:paragraph-properties fo:text-align="justify" style:justify-single-word="false">
        <style:tab-stops>
          <style:tab-stop style:position="7.197cm"/>
        </style:tab-stops>
      </style:paragraph-properties>
      <style:text-properties style:text-underline-style="none" officeooo:rsid="0010cfca" officeooo:paragraph-rsid="0010cfca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style:text-underline-style="none" officeooo:rsid="0010cfca" officeooo:paragraph-rsid="0010cfca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1244d1" officeooo:paragraph-rsid="001693d0"/>
    </style:style>
    <style:style style:name="P15" style:family="paragraph" style:parent-style-name="Standard">
      <style:text-properties style:text-underline-style="none" officeooo:rsid="0017b6fe" officeooo:paragraph-rsid="0017b6fe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17b6fe" officeooo:paragraph-rsid="0017b6fe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17b6fe" officeooo:paragraph-rsid="0019afa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6e83" style:font-style-asian="italic" style:font-style-complex="italic"/>
    </style:style>
    <style:style style:name="T3" style:family="text">
      <style:text-properties fo:font-style="italic" officeooo:rsid="001693d0" style:font-style-asian="italic" style:font-style-complex="italic"/>
    </style:style>
    <style:style style:name="T4" style:family="text">
      <style:text-properties officeooo:rsid="000f6e8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6e83" style:font-style-asian="normal" style:font-style-complex="normal"/>
    </style:style>
    <style:style style:name="T7" style:family="text">
      <style:text-properties fo:font-style="normal" officeooo:rsid="001693d0" style:font-style-asian="normal" style:font-style-complex="normal"/>
    </style:style>
    <style:style style:name="T8" style:family="text">
      <style:text-properties fo:font-style="normal" officeooo:rsid="0019afaf" style:font-style-asian="normal" style:font-style-complex="normal"/>
    </style:style>
    <style:style style:name="T9" style:family="text">
      <style:text-properties officeooo:rsid="0014bec9"/>
    </style:style>
    <style:style style:name="T10" style:family="text">
      <style:text-properties officeooo:rsid="00169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1</text:p>
      <text:p text:style-name="P1"/>
      <text:p text:style-name="P2">Objetivo</text:p>
      <text:p text:style-name="P2"/>
      <text:p text:style-name="P4"><text:tab/>O objetivo desse algoritmo é realizar a equalização do histograma de cada frame do video <text:span text:style-name="T9">capturado por uma webcam e exibir as imagens antes e depois de aplicar esse efeito</text:span>.</text:p>
      <text:p text:style-name="P9"/>
      <text:p text:style-name="P9"><text:tab/>O histograma de uma imagem quantifica quantos de seus pixels possui determinada intensidade de cor. No caso de uma imagem em escala de cinza onde cada pixel é representado por 8 bits, o histograma mostra quantos pixels possuem cada um dos valores entre 0 e 255.</text:p>
      <text:p text:style-name="P9"/>
      <text:p text:style-name="P10"><text:tab/>A equalização do histograma consiste em melhor distribuir as intensidades entre os pixels e, desse modo, aumentar o contraste na imagem.</text:p>
      <text:p text:style-name="P10"/>
      <text:p text:style-name="P6"><text:tab/>Para a realização da equalização, um novo objeto da classe <text:span text:style-name="T1">Mat</text:span> nomeada <text:span text:style-name="T1">img_hist_equalized </text:span>foi criado para armazenar as imagens geradas após o processo de equalização. Tambêm fo<text:span text:style-name="T10">ram </text:span>criado<text:span text:style-name="T10">s</text:span> o objeto histEq para armazenar o histograma da imagem equalizada <text:span text:style-name="T4">e o objeto </text:span><text:span text:style-name="T2">histImgEq </text:span><text:span text:style-name="T6">para desenhar o histograma na tela</text:span>.</text:p>
      <text:p text:style-name="P12"/>
      <text:p text:style-name="P13"><text:tab/>O processo de equalização resume-se a apenas um passo, que é o uso da função <text:span text:style-name="T1">equalizeHist(image, img_hist_equalized). </text:span><text:span text:style-name="T7">T</text:span><text:span text:style-name="T5">al função recebe como parâmetros a matriz da imagem a ser equalizada e a matriz do resultado.</text:span></text:p>
      <text:p text:style-name="P11"><text:span text:style-name="T5"/></text:p>
      <text:p text:style-name="P14"><text:span text:style-name="T5"><text:tab/>Em seguida, já é possível exibir a imagem com o resultado da equalização usando a função </text:span><text:span text:style-name="T1">imshow()</text:span><text:span text:style-name="T5">. Porém, para fins didáticos decidiu-se exibir também o histograma da imagem equalizada. </text:span><text:span text:style-name="T7">Então, usou-se o método calcHist(), para calcular o histograma da imagem equalizada na matriz </text:span><text:span text:style-name="T3">histEq e</text:span><text:span text:style-name="T7"> desenhou-se o histograma usando a função</text:span><text:span text:style-name="T3"> line().</text:span><text:span text:style-name="T7"> Por fim, copiou-se a imagem do histograma na imagem equalizada e exibiu-se as duas imagens na tela.</text:span><text:span text:style-name="T5"> </text:span></text:p>
      <text:p text:style-name="P7"/>
      <text:p text:style-name="P5"/>
      <text:p text:style-name="P5"/>
      <text:p text:style-name="P5"/>
      <text:p text:style-name="P8">Fontes:</text:p>
      <text:p text:style-name="P8">http://docs.opencv.org/2.4/doc/tutorials/imgproc/histograms/histogram_equalization/histogram_equalization.html</text:p>
      <text:p text:style-name="P3"/>
      <text:p text:style-name="P3"/>
      <text:p text:style-name="P3"/>
      <text:p text:style-name="P3"/>
      <text:p text:style-name="P15">6.1</text:p>
      <text:p text:style-name="P15"/>
      <text:p text:style-name="P16"><text:tab/>Nesse programa, o objetivo é inserir mais uma opção de filtragem aos filtros já existentes no programa <text:span text:style-name="T1">filtroespacial.cpp. </text:span><text:span text:style-name="T8">O novo filtro é a aplicação de dois filtros já existentes no qual o primeiro filtro aplicado é o gaussiano e o segundo é o laplaciano. </text:span></text:p>
      <text:p text:style-name="P16"><text:span text:style-name="T8"/></text:p>
      <text:p text:style-name="P17"><text:span text:style-name="T8"><text:tab/>Todo o programa filtroespacial foi aproveitado e acrescentou-se uma flag que é ativada quando a opção para aplicar o laplaciano do gaussiano é selecionada. Essa flag faz com que a filtragem laplaciana seja feita após a filtragem gaussiana ter sido realiz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37:14.411658700</meta:creation-date>
    <dc:date>2016-09-08T17:54:54.394998017</dc:date>
    <meta:editing-duration>PT1H37M14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338" meta:character-count="2183" meta:non-whitespace-character-count="1848"/>
  </office:meta>
</office:document-meta>
</file>